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728in"/>
    </style:style>
    <style:style style:name="co4" style:family="table-column">
      <style:table-column-properties fo:break-before="auto" style:column-width="1.8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entifier_subject</text:p>
          </table:table-cell>
          <table:table-cell table:style-name="Default" office:value-type="string" calcext:value-type="string">
            <text:p>condition</text:p>
          </table:table-cell>
          <table:table-cell office:value-type="string" calcext:value-type="string">
            <text:p>time_point</text:p>
          </table:table-cell>
          <table:table-cell office:value-type="string" calcext:value-type="string">
            <text:p>time_point_0</text:p>
          </table:table-cell>
          <table:table-cell office:value-type="string" calcext:value-type="string">
            <text:p>time_point_1</text:p>
          </table:table-cell>
          <table:table-cell office:value-type="string" calcext:value-type="string">
            <text:p>time_point_2</text:p>
          </table:table-cell>
          <table:table-cell office:value-type="string" calcext:value-type="string">
            <text:p>time_point_3</text:p>
          </table:table-cell>
          <table:table-cell office:value-type="string" calcext:value-type="string">
            <text:p>condition_by_time_point_1</text:p>
          </table:table-cell>
          <table:table-cell office:value-type="string" calcext:value-type="string">
            <text:p>caffeine_at_time_point_1</text:p>
          </table:table-cell>
          <table:table-cell office:value-type="string" calcext:value-type="string">
            <text:p>placebo_at_time_point_1</text:p>
          </table:table-cell>
          <table:table-cell office:value-type="string" calcext:value-type="string">
            <text:p>measurement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" calcext:value-type="float">
            <text:p>2.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31.3" calcext:value-type="float">
            <text:p>31.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.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9.1" calcext:value-type="float">
            <text:p>19.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1.9" calcext:value-type="float">
            <text:p>21.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5.9" calcext:value-type="float">
            <text:p>25.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4.7" calcext:value-type="float">
            <text:p>4.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8" calcext:value-type="float">
            <text:p>18.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3.7" calcext:value-type="float">
            <text:p>23.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" calcext:value-type="float">
            <text:p>4.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9.9" calcext:value-type="float">
            <text:p>19.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4.4" calcext:value-type="float">
            <text:p>24.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5.4" calcext:value-type="float">
            <text:p>15.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4.4" calcext:value-type="float">
            <text:p>4.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.7" calcext:value-type="float">
            <text:p>4.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9.6" calcext:value-type="float">
            <text:p>19.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0.3" calcext:value-type="float">
            <text:p>20.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8" calcext:value-type="float">
            <text:p>8.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3.7" calcext:value-type="float">
            <text:p>13.7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3" calcext:value-type="float">
            <text:p>3.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2.7" calcext:value-type="float">
            <text:p>2.7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2" calcext:value-type="float">
            <text:p>12.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2" calcext:value-type="float">
            <text:p>12.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5" calcext:value-type="float">
            <text:p>5.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31.9" calcext:value-type="float">
            <text:p>31.9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1.7" calcext:value-type="float">
            <text:p>21.7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3.6" calcext:value-type="float">
            <text:p>23.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43.9" calcext:value-type="float">
            <text:p>43.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.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.9" calcext:value-type="float">
            <text:p>4.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8.3" calcext:value-type="float">
            <text:p>18.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16.6" calcext:value-type="float">
            <text:p>16.6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5.1" calcext:value-type="float">
            <text:p>35.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31.7" calcext:value-type="float">
            <text:p>31.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30.1" calcext:value-type="float">
            <text:p>30.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15.1" calcext:value-type="float">
            <text:p>15.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2" calcext:value-type="float">
            <text:p>22.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8.7" calcext:value-type="float">
            <text:p>28.7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32.3" calcext:value-type="float">
            <text:p>32.3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.4" calcext:value-type="float">
            <text:p>2.4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1.3" calcext:value-type="float">
            <text:p>1.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2.3" calcext:value-type="float">
            <text:p>22.3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3.9" calcext:value-type="float">
            <text:p>23.9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6.9" calcext:value-type="float">
            <text:p>16.9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5.9" calcext:value-type="float">
            <text:p>15.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2.1" calcext:value-type="float">
            <text:p>32.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7" calcext:value-type="float">
            <text:p>27.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1.9" calcext:value-type="float">
            <text:p>21.9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2" calcext:value-type="float">
            <text:p>22.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8.6" calcext:value-type="float">
            <text:p>18.6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0" calcext:value-type="float">
            <text:p>20.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5.7" calcext:value-type="float">
            <text:p>25.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1.3" calcext:value-type="float">
            <text:p>21.3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20.7" calcext:value-type="float">
            <text:p>20.7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1.4" calcext:value-type="float">
            <text:p>21.4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9.7" calcext:value-type="float">
            <text:p>19.7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34.1" calcext:value-type="float">
            <text:p>34.1</text:p>
          </table:table-cell>
        </table:table-row>
        <table:table-row table:style-name="ro1" table:number-rows-repeated="82">
          <table:table-cell/>
          <table:table-cell table:style-name="Default"/>
          <table:table-cell table:number-columns-repeated="9"/>
        </table:table-row>
        <table:table-row table:style-name="ro1" table:number-rows-repeated="3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7:28:54.796590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3:09:06.949085432</meta:creation-date>
    <dc:date>2025-04-08T17:29:12.264224080</dc:date>
    <meta:editing-duration>PT1H25M37S</meta:editing-duration>
    <meta:editing-cycles>9</meta:editing-cycles>
    <meta:generator>LibreOffice/25.2.1.2$Linux_X86_64 LibreOffice_project/d3abf4aee5fd705e4a92bba33a32f40bc4e56f49</meta:generator>
    <meta:document-statistic meta:table-count="1" meta:cell-count="1155" meta:object-count="0"/>
  </office:meta>
</office:document-meta>
</file>